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fixed, monospace"/>
    <style:font-face style:name="Mangal1" svg:font-family="Manga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91f" officeooo:paragraph-rsid="0012f91f"/>
    </style:style>
    <style:style style:name="P2" style:family="paragraph" style:parent-style-name="Standard">
      <style:text-properties officeooo:rsid="00146d4c" officeooo:paragraph-rsid="00146d4c"/>
    </style:style>
    <style:style style:name="P3" style:family="paragraph" style:parent-style-name="Standard">
      <style:text-properties officeooo:rsid="0016cb05" officeooo:paragraph-rsid="0016cb05"/>
    </style:style>
    <style:style style:name="P4" style:family="paragraph" style:parent-style-name="Standard">
      <style:text-properties officeooo:rsid="00179ff3" officeooo:paragraph-rsid="00179ff3"/>
    </style:style>
    <style:style style:name="P5" style:family="paragraph" style:parent-style-name="Standard">
      <style:text-properties officeooo:rsid="001a5b0e" officeooo:paragraph-rsid="001a5b0e"/>
    </style:style>
    <style:style style:name="P6" style:family="paragraph" style:parent-style-name="Standard">
      <style:text-properties officeooo:rsid="001acd9f" officeooo:paragraph-rsid="001acd9f"/>
    </style:style>
    <style:style style:name="P7" style:family="paragraph" style:parent-style-name="Standard">
      <style:text-properties fo:font-weight="bold" officeooo:rsid="00146d4c" officeooo:paragraph-rsid="00146d4c" style:font-weight-asian="bold" style:font-weight-complex="bold"/>
    </style:style>
    <style:style style:name="P8" style:family="paragraph" style:parent-style-name="Standard">
      <style:text-properties fo:font-weight="bold" officeooo:rsid="001a5b0e" officeooo:paragraph-rsid="001a5b0e" style:font-weight-asian="bold" style:font-weight-complex="bold"/>
    </style:style>
    <style:style style:name="P9" style:family="paragraph" style:parent-style-name="Standard">
      <style:text-properties fo:font-weight="bold" officeooo:rsid="001df6d5" officeooo:paragraph-rsid="001df6d5" style:font-weight-asian="bold" style:font-weight-complex="bold"/>
    </style:style>
    <style:style style:name="P10" style:family="paragraph" style:parent-style-name="Standard">
      <style:text-properties officeooo:rsid="001df6d5" officeooo:paragraph-rsid="001df6d5"/>
    </style:style>
    <style:style style:name="P11" style:family="paragraph" style:parent-style-name="Standard">
      <style:text-properties officeooo:rsid="001efe3e" officeooo:paragraph-rsid="001efe3e"/>
    </style:style>
    <style:style style:name="P12" style:family="paragraph" style:parent-style-name="Title">
      <style:text-properties officeooo:rsid="00146d4c" officeooo:paragraph-rsid="00146d4c"/>
    </style:style>
    <style:style style:name="P13" style:family="paragraph" style:parent-style-name="Text_20_body">
      <style:text-properties officeooo:rsid="00173ea7" officeooo:paragraph-rsid="00173ea7"/>
    </style:style>
    <style:style style:name="P14" style:family="paragraph" style:parent-style-name="Text_20_body">
      <style:text-properties officeooo:rsid="00179ff3" officeooo:paragraph-rsid="00179ff3"/>
    </style:style>
    <style:style style:name="P15" style:family="paragraph" style:parent-style-name="Text_20_body">
      <style:text-properties officeooo:rsid="001c658a" officeooo:paragraph-rsid="001c658a"/>
    </style:style>
    <style:style style:name="P16" style:family="paragraph" style:parent-style-name="Preformatted_20_Text">
      <style:text-properties officeooo:rsid="00173ea7" officeooo:paragraph-rsid="00173ea7"/>
    </style:style>
    <style:style style:name="P17" style:family="paragraph" style:parent-style-name="Preformatted_20_Text">
      <style:text-properties officeooo:rsid="00173ea7" officeooo:paragraph-rsid="00179ff3"/>
    </style:style>
    <style:style style:name="P18" style:family="paragraph" style:parent-style-name="Standard">
      <style:text-properties officeooo:rsid="00146d4c" officeooo:paragraph-rsid="00146d4c"/>
    </style:style>
    <style:style style:name="P19" style:family="paragraph" style:parent-style-name="Standard">
      <style:text-properties officeooo:rsid="001fdf5c" officeooo:paragraph-rsid="001fdf5c"/>
    </style:style>
    <style:style style:name="T1" style:family="text">
      <style:text-properties officeooo:rsid="00154cb0"/>
    </style:style>
    <style:style style:name="T2" style:family="text">
      <style:text-properties fo:font-variant="normal" fo:text-transform="none" fo:color="#000000" style:font-name="Courier New" fo:font-size="7.80000019073486pt" fo:letter-spacing="normal" fo:font-style="normal" fo:font-weight="normal"/>
    </style:style>
    <style:style style:name="T3" style:family="text">
      <style:text-properties fo:font-variant="normal" fo:text-transform="none" fo:color="#000000" style:font-name="Courier New" fo:font-size="7.19999980926514pt" fo:letter-spacing="normal" fo:font-style="normal" fo:font-weight="bold" fo:background-color="transparent" loext:char-shading-value="0" fo:padding="0in" fo:border="none"/>
    </style:style>
    <style:style style:name="T4" style:family="text">
      <style:text-properties fo:font-variant="normal" fo:text-transform="none" fo:color="#000000" style:font-name="Courier New" fo:font-size="7.19999980926514pt" fo:letter-spacing="normal" fo:font-style="normal" fo:font-weight="bold" officeooo:rsid="00179ff3" fo:background-color="transparent" loext:char-shading-value="0" fo:padding="0in" fo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8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hell Commands</text:p>
      <text:p text:style-name="P1"/>
      <text:h text:style-name="Heading_20_1" text:outline-level="1">Maven</text:h>
      <text:p text:style-name="P1">mvn install:install-file -Dfile=&lt;file_name&gt; - DgroupId=&lt;&gt; -DartifactId=&lt;&gt; -<text:span text:style-name="T1">Dversion=&lt;&gt; </text:span>-Dpackaging=&lt;&gt; -DmavenRepositoryPath=&lt;&gt;</text:p>
      <text:p text:style-name="P1"/>
      <text:p text:style-name="P1"/>
      <text:h text:style-name="Heading_20_1" text:outline-level="1">SSH</text:h>
      <text:p text:style-name="P6"><text:span text:style-name="T5">ssh </text:span><text:a xlink:type="simple" xlink:href="mailto:user@host" text:style-name="Internet_20_link"><text:span text:style-name="T5">user@host</text:span></text:a></text:p>
      <text:p text:style-name="P6">user for connecting to the specified <text:a xlink:type="simple" xlink:href="mailto:user@host" text:style-name="Internet_20_link">user@host</text:a>.</text:p>
      <text:p text:style-name="P6"/>
      <text:p text:style-name="P6"/>
      <text:p text:style-name="P2"/>
      <text:h text:style-name="Heading_20_1" text:outline-level="1">Windows</text:h>
      <text:p text:style-name="P7">ipconfig</text:p>
      <text:p text:style-name="P6">to see machine ip address.</text:p>
      <text:p text:style-name="P6"/>
      <text:p text:style-name="P9">tasklist</text:p>
      <text:p text:style-name="P10">to see running process. <text:span text:style-name="T6">Refer to tasklist /h for useful examples and other options.</text:span></text:p>
      <text:p text:style-name="P2"/>
      <text:h text:style-name="Heading_20_1" text:outline-level="1">Linux</text:h>
      <text:p text:style-name="P5"><text:a xlink:type="simple" xlink:href="mailto:user@host" text:style-name="Internet_20_link">user@host</text:a>:/$<text:tab/><text:tab/>for user</text:p>
      <text:p text:style-name="P5"/>
      <text:p text:style-name="P5"><text:a xlink:type="simple" xlink:href="mailto:root@host" text:style-name="Internet_20_link">root@host</text:a>:/#<text:tab/><text:tab/>for root</text:p>
      <text:p text:style-name="P5"/>
      <text:p text:style-name="P8">nc -zv localhost 8080-8090</text:p>
      <text:p text:style-name="P5">scan from port 8081 to 8090 in order to see if there is any program listening on that port.</text:p>
      <text:p text:style-name="P2"/>
      <text:p text:style-name="P11">Grant permission to all file and folders:</text:p>
      <text:p text:style-name="P11"><text:a xlink:type="simple" xlink:href="mailto:user@host">user@host</text:a>:/# chmod -R ugo+rwx *</text:p>
      <text:p text:style-name="P11">-R recursive; u=user, g=group, o=other, +-=add remove</text:p>
      <text:p text:style-name="P2"/>
      <text:p text:style-name="P19">gksudo gedit</text:p>
      <text:p text:style-name="P19"><text:span text:style-name="Teletype">/etc/php5/apache2/php.ini</text:span></text:p>
      <text:p text:style-name="P19"><text:span text:style-name="Teletype"/></text:p>
      <text:h text:style-name="Heading_20_1" text:outline-level="1">Java</text:h>
      <text:p text:style-name="Text_20_body"/>
      <text:p text:style-name="Text_20_body"/>
      <text:h text:style-name="Heading_20_1" text:outline-level="1"><text:soft-page-break/>MySql</text:h>
      <text:p text:style-name="P14">Start up</text:p>
      <text:p text:style-name="P14">c:\mysqld</text:p>
      <text:p text:style-name="P14">Access</text:p>
      <text:p text:style-name="P14"><text:a xlink:type="simple" xlink:href="../../../../../../c:/mysql" text:style-name="Internet_20_link">c:\mysql</text:a> -u root -p</text:p>
      <text:p text:style-name="P14">Version:</text:p>
      <text:p text:style-name="P16"><text:span text:style-name="T2">mysql&gt; </text:span><text:span text:style-name="Strong_20_Emphasis"><text:span text:style-name="Source_20_Text"><text:span text:style-name="T3">SHOW VARIABLES LIKE "%version%";</text:span></text:span></text:span></text:p>
      <text:p text:style-name="P13"/>
      <text:p text:style-name="P13"/>
      <text:p text:style-name="P15">show user</text:p>
      <text:p text:style-name="P15">select * from mysql.user;</text:p>
      <text:p text:style-name="P15">desc mysql.user;</text:p>
      <text:p text:style-name="P15">select host, user, password from mysql.user;</text:p>
      <text:p text:style-name="P13"/>
      <text:p text:style-name="P4">Create user and grant privileges</text:p>
      <text:p text:style-name="P17"/>
      <text:p text:style-name="P17"><text:span text:style-name="Source_20_Text"><text:span text:style-name="T4">CREATE USER 'user_name'@'localhost' IDENTIFIED BY 'password';</text:span></text:span></text:p>
      <text:p text:style-name="P17"><text:span text:style-name="Source_20_Text"><text:span text:style-name="T4">GRANT ALL ON db_name.* TO 'fabric'@'localhost';</text:span></text:span></text:p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fixed, monospace"/>
    <style:font-face style:name="Mangal1" svg:font-family="Manga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7:38:34.689000000</meta:creation-date>
    <dc:date>2015-04-18T16:43:38.400916919</dc:date>
    <meta:editing-duration>PT4H37M16S</meta:editing-duration>
    <meta:editing-cycles>12</meta:editing-cycles>
    <meta:generator>LibreOffice/4.2.6.3$Linux_x86 LibreOffice_project/420m0$Build-3</meta:generator>
    <meta:document-statistic meta:table-count="0" meta:image-count="0" meta:object-count="0" meta:page-count="2" meta:paragraph-count="36" meta:word-count="143" meta:character-count="1000" meta:non-whitespace-character-count="891"/>
  </office:meta>
</office:document-meta>
</file>